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4.836cm" svg:height="11.607cm" svg:x="11.922cm" svg:y="0.345cm">
            <draw:object draw:notify-on-update-of-ranges="Hoja1.B2:Hoja1.B12 Hoja1.C2:Hoja1.C12 Hoja1.B2:Hoja1.B12 Hoja1.D2:Hoja1.D12 Hoja1.B2:Hoja1.B12 Hoja1.E2:Hoja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935cm" svg:height="11.422cm" svg:x="13.189cm" svg:y="15.485cm">
            <draw:object draw:notify-on-update-of-ranges="Hoja1.B36:Hoja1.B46 Hoja1.C36:Hoja1.C46 Hoja1.B36:Hoja1.B46 Hoja1.D36:Hoja1.D46 Hoja1.B36:Hoja1.B46 Hoja1.E36:Hoja1.E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524288" calcext:value-type="float">
            <text:p>524288</text:p>
          </table:table-cell>
          <table:table-cell table:style-name="ce6" office:value-type="float" office:value="0.000227136" calcext:value-type="float">
            <text:p>0,000227136</text:p>
          </table:table-cell>
          <table:table-cell table:style-name="ce6" office:value-type="float" office:value="0.000744213" calcext:value-type="float">
            <text:p>0,000744213</text:p>
          </table:table-cell>
          <table:table-cell table:style-name="ce6" office:value-type="float" office:value="0.000739783" calcext:value-type="float">
            <text:p>0,000739783</text:p>
          </table:table-cell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4" office:value-type="float" office:value="0.000387073" calcext:value-type="float">
            <text:p>0,000387073</text:p>
          </table:table-cell>
          <table:table-cell table:style-name="ce4" office:value-type="float" office:value="0.000836189" calcext:value-type="float">
            <text:p>0,000836189</text:p>
          </table:table-cell>
          <table:table-cell table:style-name="ce4" office:value-type="float" office:value="0.001180513" calcext:value-type="float">
            <text:p>0,001180513</text:p>
          </table:table-cell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2097152" calcext:value-type="float">
            <text:p>2097152</text:p>
          </table:table-cell>
          <table:table-cell table:style-name="ce6" office:value-type="float" office:value="0.000436373" calcext:value-type="float">
            <text:p>0,000436373</text:p>
          </table:table-cell>
          <table:table-cell table:style-name="ce6" office:value-type="float" office:value="0.000987118" calcext:value-type="float">
            <text:p>0,000987118</text:p>
          </table:table-cell>
          <table:table-cell table:style-name="ce6" office:value-type="float" office:value="0.001135666" calcext:value-type="float">
            <text:p>0,001135666</text:p>
          </table:table-cell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4" office:value-type="string" calcext:value-type="string">
            <text:p>seg fault</text:p>
          </table:table-cell>
          <table:table-cell table:style-name="ce4" office:value-type="float" office:value="0.00182919" calcext:value-type="float">
            <text:p>0,00182919</text:p>
          </table:table-cell>
          <table:table-cell table:style-name="ce4" office:value-type="float" office:value="0.001827518" calcext:value-type="float">
            <text:p>0,001827518</text:p>
          </table:table-cell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8388608" calcext:value-type="float">
            <text:p>8388608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3409529" calcext:value-type="float">
            <text:p>0,003409529</text:p>
          </table:table-cell>
          <table:table-cell table:style-name="ce6" office:value-type="float" office:value="0.003769192" calcext:value-type="float">
            <text:p>0,003769192</text:p>
          </table:table-cell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16777216" calcext:value-type="float">
            <text:p>16777216</text:p>
          </table:table-cell>
          <table:table-cell table:style-name="ce4" office:value-type="string" calcext:value-type="string">
            <text:p>seg fault</text:p>
          </table:table-cell>
          <table:table-cell table:style-name="ce4" office:value-type="float" office:value="0.006861596" calcext:value-type="float">
            <text:p>0,006861596</text:p>
          </table:table-cell>
          <table:table-cell table:style-name="ce4" office:value-type="float" office:value="0.007795086" calcext:value-type="float">
            <text:p>0,007795086</text:p>
          </table:table-cell>
        </table:table-row>
        <table:table-row table:style-name="ro1"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33554432" calcext:value-type="float">
            <text:p>33554432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14702092" calcext:value-type="float">
            <text:p>0,014702092</text:p>
          </table:table-cell>
          <table:table-cell table:style-name="ce6" office:value-type="float" office:value="0.013465917" calcext:value-type="float">
            <text:p>0,013465917</text:p>
          </table:table-cell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2" office:value-type="float" office:value="67108864" calcext:value-type="float">
            <text:p>67108864</text:p>
          </table:table-cell>
          <table:table-cell table:style-name="ce4" office:value-type="string" calcext:value-type="string">
            <text:p>seg fault</text:p>
          </table:table-cell>
          <table:table-cell table:style-name="ce4" office:value-type="float" office:value="0.031986452" calcext:value-type="float">
            <text:p>0,031986452</text:p>
          </table:table-cell>
          <table:table-cell table:style-name="ce4" office:value-type="float" office:value="0.029440378" calcext:value-type="float">
            <text:p>0,029440378</text:p>
          </table:table-cell>
        </table:table-row>
        <table:table-row table:style-name="ro1"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64244778" calcext:value-type="float">
            <text:p>0,064244778</text:p>
          </table:table-cell>
          <table:table-cell table:style-name="ce6" office:value-type="float" office:value="0.053612924" calcext:value-type="float">
            <text:p>0,053612924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4" office:value-type="string" calcext:value-type="string">
            <text:p>seg fault</text:p>
          </table:table-cell>
          <table:table-cell table:style-name="ce4" office:value-type="float" office:value="0.11791809" calcext:value-type="float">
            <text:p>0,11791809</text:p>
          </table:table-cell>
          <table:table-cell table:style-name="ce4" office:value-type="float" office:value="0.111606577" calcext:value-type="float">
            <text:p>0,111606577</text:p>
          </table:table-cell>
        </table:table-row>
        <table:table-row table:style-name="ro1">
          <table:table-cell table:style-name="ce3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style-name="ce5" office:value-type="string" calcext:value-type="string">
            <text:p>seg fault</text:p>
          </table:table-cell>
          <table:table-cell table:style-name="ce5" office:value-type="float" office:value="0.11362826" calcext:value-type="float">
            <text:p>0,11362826</text:p>
          </table:table-cell>
          <table:table-cell table:style-name="ce5" office:value-type="float" office:value="0.221783694" calcext:value-type="float">
            <text:p>0,221783694</text:p>
          </table:table-cell>
        </table:table-row>
        <table:table-row table:style-name="ro1" table:number-rows-repeated="22">
          <table:table-cell table:number-columns-repeated="5"/>
        </table:table-row>
        <table:table-row table:style-name="ro1">
          <table:table-cell table:style-name="ce10" office:value-type="string" calcext:value-type="string">
            <text:p>Nº de Componentes</text:p>
          </table:table-cell>
          <table:table-cell table:style-name="ce10" office:value-type="string" calcext:value-type="string">
            <text:p>Bytes de un vector</text:p>
          </table:table-cell>
          <table:table-cell table:style-name="ce10" office:value-type="string" calcext:value-type="string">
            <text:p>Tiempo para vect. locales</text:p>
          </table:table-cell>
          <table:table-cell table:style-name="ce10" office:value-type="string" calcext:value-type="string">
            <text:p>Tiempo para vect. globales</text:p>
          </table:table-cell>
          <table:table-cell table:style-name="ce10" office:value-type="string" calcext:value-type="string">
            <text:p>Tiempo para vect. dinámicos</text:p>
          </table:table-cell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524288" calcext:value-type="float">
            <text:p>524288</text:p>
          </table:table-cell>
          <table:table-cell table:style-name="ce6" office:value-type="float" office:value="0.000469221" calcext:value-type="float">
            <text:p>0,000469221</text:p>
          </table:table-cell>
          <table:table-cell table:style-name="ce6" office:value-type="float" office:value="0.000543802" calcext:value-type="float">
            <text:p>0,000543802</text:p>
          </table:table-cell>
          <table:table-cell table:style-name="ce6" office:value-type="float" office:value="0.000460086" calcext:value-type="float">
            <text:p>0,000460086</text:p>
          </table:table-cell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4" office:value-type="float" office:value="0.000952945" calcext:value-type="float">
            <text:p>0,000952945</text:p>
          </table:table-cell>
          <table:table-cell table:style-name="ce4" office:value-type="float" office:value="0.000496844" calcext:value-type="float">
            <text:p>0,000496844</text:p>
          </table:table-cell>
          <table:table-cell table:style-name="ce4" office:value-type="float" office:value="0.000957977" calcext:value-type="float">
            <text:p>0,000957977</text:p>
          </table:table-cell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2097152" calcext:value-type="float">
            <text:p>2097152</text:p>
          </table:table-cell>
          <table:table-cell table:style-name="ce6" office:value-type="float" office:value="0.001556934" calcext:value-type="float">
            <text:p>0,001556934</text:p>
          </table:table-cell>
          <table:table-cell table:style-name="ce6" office:value-type="float" office:value="0.001447369" calcext:value-type="float">
            <text:p>0,001447369</text:p>
          </table:table-cell>
          <table:table-cell table:style-name="ce6" office:value-type="float" office:value="0.001759706" calcext:value-type="float">
            <text:p>0,001759706</text:p>
          </table:table-cell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4" office:value-type="string" calcext:value-type="string">
            <text:p><text:s/>seg fault</text:p>
          </table:table-cell>
          <table:table-cell table:style-name="ce4" office:value-type="float" office:value="0.002463571" calcext:value-type="float">
            <text:p>0,002463571</text:p>
          </table:table-cell>
          <table:table-cell table:style-name="ce4" office:value-type="float" office:value="0.002540534" calcext:value-type="float">
            <text:p>0,002540534</text:p>
          </table:table-cell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8388608" calcext:value-type="float">
            <text:p>8388608</text:p>
          </table:table-cell>
          <table:table-cell table:style-name="ce6" office:value-type="string" calcext:value-type="string">
            <text:p><text:s/>seg fault</text:p>
          </table:table-cell>
          <table:table-cell table:style-name="ce6" office:value-type="float" office:value="0.004904558" calcext:value-type="float">
            <text:p>0,004904558</text:p>
          </table:table-cell>
          <table:table-cell table:style-name="ce6" office:value-type="float" office:value="0.004707515" calcext:value-type="float">
            <text:p>0,004707515</text:p>
          </table:table-cell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16777216" calcext:value-type="float">
            <text:p>16777216</text:p>
          </table:table-cell>
          <table:table-cell table:style-name="ce4" office:value-type="string" calcext:value-type="string">
            <text:p><text:s/>seg fault</text:p>
          </table:table-cell>
          <table:table-cell table:style-name="ce4" office:value-type="float" office:value="0.009107574" calcext:value-type="float">
            <text:p>0,009107574</text:p>
          </table:table-cell>
          <table:table-cell table:style-name="ce4" office:value-type="float" office:value="0.008698365" calcext:value-type="float">
            <text:p>0,008698365</text:p>
          </table:table-cell>
        </table:table-row>
        <table:table-row table:style-name="ro1"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33554432" calcext:value-type="float">
            <text:p>33554432</text:p>
          </table:table-cell>
          <table:table-cell table:style-name="ce6" office:value-type="string" calcext:value-type="string">
            <text:p>seg fault </text:p>
          </table:table-cell>
          <table:table-cell table:style-name="ce6" office:value-type="float" office:value="0.017641888" calcext:value-type="float">
            <text:p>0,017641888</text:p>
          </table:table-cell>
          <table:table-cell table:style-name="ce6" office:value-type="float" office:value="0.016685829" calcext:value-type="float">
            <text:p>0,016685829</text:p>
          </table:table-cell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2" office:value-type="float" office:value="67108864" calcext:value-type="float">
            <text:p>67108864</text:p>
          </table:table-cell>
          <table:table-cell table:style-name="ce4" office:value-type="string" calcext:value-type="string">
            <text:p>seg fault </text:p>
          </table:table-cell>
          <table:table-cell table:style-name="ce4" office:value-type="float" office:value="0.033818387" calcext:value-type="float">
            <text:p>0,033818387</text:p>
          </table:table-cell>
          <table:table-cell table:style-name="ce4" office:value-type="float" office:value="0.032267992" calcext:value-type="float">
            <text:p>0,032267992</text:p>
          </table:table-cell>
        </table:table-row>
        <table:table-row table:style-name="ro1"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 fault </text:p>
          </table:table-cell>
          <table:table-cell table:style-name="ce6" office:value-type="float" office:value="0.068234203" calcext:value-type="float">
            <text:p>0,068234203</text:p>
          </table:table-cell>
          <table:table-cell table:style-name="ce6" office:value-type="float" office:value="0.06426647" calcext:value-type="float">
            <text:p>0,06426647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4" office:value-type="string" calcext:value-type="string">
            <text:p>seg fault </text:p>
          </table:table-cell>
          <table:table-cell table:style-name="ce4" office:value-type="float" office:value="0.130884207" calcext:value-type="float">
            <text:p>0,130884207</text:p>
          </table:table-cell>
          <table:table-cell table:style-name="ce4" office:value-type="float" office:value="0.12724138" calcext:value-type="float">
            <text:p>0,12724138</text:p>
          </table:table-cell>
        </table:table-row>
        <table:table-row table:style-name="ro1">
          <table:table-cell table:style-name="ce3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style-name="ce5" office:value-type="string" calcext:value-type="string">
            <text:p>seg fault </text:p>
          </table:table-cell>
          <table:table-cell table:style-name="ce5" office:value-type="float" office:value="0.131369701" calcext:value-type="float">
            <text:p>0,131369701</text:p>
          </table:table-cell>
          <table:table-cell table:style-name="ce5" office:value-type="float" office:value="0.246458482" calcext:value-type="float">
            <text:p>0,246458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8:33:33.5456334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1:10:04.128916722</meta:creation-date>
    <dc:date>2021-03-16T18:41:34.262814219</dc:date>
    <meta:editing-duration>PT11M13S</meta:editing-duration>
    <meta:editing-cycles>2</meta:editing-cycles>
    <meta:generator>LibreOffice/6.4.6.2$Linux_X86_64 LibreOffice_project/40$Build-2</meta:generator>
    <meta:document-statistic meta:table-count="1" meta:cell-count="11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37cm" svg:height="11.608cm" xlink:href=".." xlink:type="simple" chart:class="chart:scatter" chart:style-name="ch1">
        <chart:legend chart:legend-position="end" svg:x="21.641cm" svg:y="5.007cm" style:legend-expansion="high" chart:style-name="ch2"/>
        <chart:plot-area chart:style-name="ch3" table:cell-range-address="Hoja1.B2:Hoja1.E12" chart:data-source-has-labels="row" svg:x="0.496cm" svg:y="0.232cm" svg:width="20.649cm" svg:height="11.144cm">
          <chartooo:coordinate-region svg:x="1.779cm" svg:y="0.431cm" svg:width="18.531cm" svg:height="10.2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12" loext:label-string="v.locales" chart:class="chart:scatter">
            <chart:domain table:cell-range-address="Hoja1.B2:Hoja1.B12"/>
            <chart:data-point chart:repeated="11"/>
          </chart:series>
          <chart:series chart:style-name="ch8" chart:values-cell-range-address="Hoja1.D2:Hoja1.D12" loext:label-string="v.globales" chart:class="chart:scatter">
            <chart:data-point chart:repeated="11"/>
          </chart:series>
          <chart:series chart:style-name="ch9" chart:values-cell-range-address="Hoja1.E2:Hoja1.E12" loext:label-string="v.dinámicos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.locales</text:p>
              </table:table-cell>
              <table:table-cell office:value-type="string">
                <text:p>v.globales</text:p>
              </table:table-cell>
              <table:table-cell office:value-type="string">
                <text:p>v.dinámic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227136">
                <text:p>0.000227136</text:p>
                <draw:g>
                  <svg:desc>Hoja1.C2:Hoja1.C12</svg:desc>
                </draw:g>
              </table:table-cell>
              <table:table-cell office:value-type="float" office:value="0.000744213">
                <text:p>0.000744213</text:p>
                <draw:g>
                  <svg:desc>Hoja1.D2:Hoja1.D12</svg:desc>
                </draw:g>
              </table:table-cell>
              <table:table-cell office:value-type="float" office:value="0.000739783">
                <text:p>0.000739783</text:p>
                <draw:g>
                  <svg:desc>Hoja1.E2:Hoja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387073">
                <text:p>0.000387073</text:p>
              </table:table-cell>
              <table:table-cell office:value-type="float" office:value="0.000836189">
                <text:p>0.000836189</text:p>
              </table:table-cell>
              <table:table-cell office:value-type="float" office:value="0.001180513">
                <text:p>0.001180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436373">
                <text:p>0.000436373</text:p>
              </table:table-cell>
              <table:table-cell office:value-type="float" office:value="0.000987118">
                <text:p>0.000987118</text:p>
              </table:table-cell>
              <table:table-cell office:value-type="float" office:value="0.001135666">
                <text:p>0.001135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182919">
                <text:p>0.00182919</text:p>
              </table:table-cell>
              <table:table-cell office:value-type="float" office:value="0.001827518">
                <text:p>0.001827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409529">
                <text:p>0.003409529</text:p>
              </table:table-cell>
              <table:table-cell office:value-type="float" office:value="0.003769192">
                <text:p>0.003769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6861596">
                <text:p>0.006861596</text:p>
              </table:table-cell>
              <table:table-cell office:value-type="float" office:value="0.007795086">
                <text:p>0.007795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4702092">
                <text:p>0.014702092</text:p>
              </table:table-cell>
              <table:table-cell office:value-type="float" office:value="0.013465917">
                <text:p>0.013465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1986452">
                <text:p>0.031986452</text:p>
              </table:table-cell>
              <table:table-cell office:value-type="float" office:value="0.029440378">
                <text:p>0.029440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4244778">
                <text:p>0.064244778</text:p>
              </table:table-cell>
              <table:table-cell office:value-type="float" office:value="0.053612924">
                <text:p>0.053612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1791809">
                <text:p>0.11791809</text:p>
              </table:table-cell>
              <table:table-cell office:value-type="float" office:value="0.111606577">
                <text:p>0.111606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1362826">
                <text:p>0.11362826</text:p>
              </table:table-cell>
              <table:table-cell office:value-type="float" office:value="0.221783694">
                <text:p>0.221783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36cm" svg:height="11.423cm" xlink:href=".." xlink:type="simple" chart:class="chart:scatter" chart:style-name="ch1">
        <chart:legend chart:legend-position="end" svg:x="19.74cm" svg:y="4.914cm" style:legend-expansion="high" chart:style-name="ch2"/>
        <chart:plot-area chart:style-name="ch3" table:cell-range-address="Hoja1.B36:Hoja1.E46" chart:data-source-has-labels="row" svg:x="0.458cm" svg:y="0.228cm" svg:width="18.824cm" svg:height="10.967cm">
          <chartooo:coordinate-region svg:x="1.741cm" svg:y="0.427cm" svg:width="16.706cm" svg:height="10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6:Hoja1.C46" loext:label-string="v.locales" chart:class="chart:scatter">
            <chart:domain table:cell-range-address="Hoja1.B36:Hoja1.B46"/>
            <chart:data-point chart:repeated="11"/>
          </chart:series>
          <chart:series chart:style-name="ch8" chart:values-cell-range-address="Hoja1.D36:Hoja1.D46" loext:label-string="v.globales" chart:class="chart:scatter">
            <chart:data-point chart:repeated="11"/>
          </chart:series>
          <chart:series chart:style-name="ch9" chart:values-cell-range-address="Hoja1.E36:Hoja1.E46" loext:label-string="v.dinámicos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.locales</text:p>
              </table:table-cell>
              <table:table-cell office:value-type="string">
                <text:p>v.globales</text:p>
              </table:table-cell>
              <table:table-cell office:value-type="string">
                <text:p>v.dinámic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36:Hoja1.B46</svg:desc>
                </draw:g>
              </table:table-cell>
              <table:table-cell office:value-type="float" office:value="0.000469221">
                <text:p>0.000469221</text:p>
                <draw:g>
                  <svg:desc>Hoja1.C36:Hoja1.C46</svg:desc>
                </draw:g>
              </table:table-cell>
              <table:table-cell office:value-type="float" office:value="0.000543802">
                <text:p>0.000543802</text:p>
                <draw:g>
                  <svg:desc>Hoja1.D36:Hoja1.D46</svg:desc>
                </draw:g>
              </table:table-cell>
              <table:table-cell office:value-type="float" office:value="0.000460086">
                <text:p>0.000460086</text:p>
                <draw:g>
                  <svg:desc>Hoja1.E36:Hoja1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952945">
                <text:p>0.000952945</text:p>
              </table:table-cell>
              <table:table-cell office:value-type="float" office:value="0.000496844">
                <text:p>0.000496844</text:p>
              </table:table-cell>
              <table:table-cell office:value-type="float" office:value="0.000957977">
                <text:p>0.000957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556934">
                <text:p>0.001556934</text:p>
              </table:table-cell>
              <table:table-cell office:value-type="float" office:value="0.001447369">
                <text:p>0.001447369</text:p>
              </table:table-cell>
              <table:table-cell office:value-type="float" office:value="0.001759706">
                <text:p>0.001759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463571">
                <text:p>0.002463571</text:p>
              </table:table-cell>
              <table:table-cell office:value-type="float" office:value="0.002540534">
                <text:p>0.002540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4904558">
                <text:p>0.004904558</text:p>
              </table:table-cell>
              <table:table-cell office:value-type="float" office:value="0.004707515">
                <text:p>0.004707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9107574">
                <text:p>0.009107574</text:p>
              </table:table-cell>
              <table:table-cell office:value-type="float" office:value="0.008698365">
                <text:p>0.008698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7641888">
                <text:p>0.017641888</text:p>
              </table:table-cell>
              <table:table-cell office:value-type="float" office:value="0.016685829">
                <text:p>0.016685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3818387">
                <text:p>0.033818387</text:p>
              </table:table-cell>
              <table:table-cell office:value-type="float" office:value="0.032267992">
                <text:p>0.032267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8234203">
                <text:p>0.068234203</text:p>
              </table:table-cell>
              <table:table-cell office:value-type="float" office:value="0.06426647">
                <text:p>0.06426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30884207">
                <text:p>0.130884207</text:p>
              </table:table-cell>
              <table:table-cell office:value-type="float" office:value="0.12724138">
                <text:p>0.12724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31369701">
                <text:p>0.131369701</text:p>
              </table:table-cell>
              <table:table-cell office:value-type="float" office:value="0.246458482">
                <text:p>0.2464584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